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5mm"/>
    </style:style>
    <style:style style:name="co2" style:family="table-column">
      <style:table-column-properties fo:break-before="auto" style:column-width="77.95mm"/>
    </style:style>
    <style:style style:name="co3" style:family="table-column">
      <style:table-column-properties fo:break-before="auto" style:column-width="86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minio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p-reverso</text:p>
          </table:table-cell>
        </table:table-row>
        <table:table-row table:style-name="ro1">
          <table:table-cell office:value-type="string" calcext:value-type="string">
            <text:p>guiaimoveisbrasil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oianiag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ana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t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alparaisodego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guaslindasdego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uzian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ver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parecidadegoian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ui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arzea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ONDON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CAMPO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ourad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rum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IDREI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ssofun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axias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portoaleg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LNEARIOPINH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ORR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roiodos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am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NovaPetr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ruguai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RAMAND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rech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lot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CRUZ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ohamburg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mar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ravat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leopol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lvora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no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g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oinville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francisc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HAPE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NHA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lho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uba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ragua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ojos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rusqu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rtobe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IMBI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aropab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velh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BALNEARIOCAMBORI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JAI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boriu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LNEARIOPICARR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avegant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lumenau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RICIU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BOMBINH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IJUC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gu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EDIANEI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NDIDORONDON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rnelioprocopi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CAREZINH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MUARA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LONDR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ANAV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PUCAR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RAND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O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PONG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AR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RUDENT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NTALDOPAR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IANOR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MOU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ISCOBELT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UARAPUAV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OISVIZINH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TOBRAN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ELEMACOBOR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cascave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OLE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OZDOIGUAC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p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BRANC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ANAG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nte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RAT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raqua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ndai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campin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uma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cla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ragancapaul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aguat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RUIBE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MERIC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piracic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HORTO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c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OGIDASCRUZE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oand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reme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NT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BARBARADOOES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errazdevasconcel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MARIL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carl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iade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OPAU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beiraopret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sedoriopret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V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IMEIR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ndamonhang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nadeparna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URU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otorant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RTIOG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t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nhed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tin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residentepruden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UER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MONGAG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iscomorat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osas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LHABEL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sebasti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ATUB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uarulho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uzan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quaquece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praia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VICEN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GUARUJ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cericada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apicu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EMB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bernardodocamp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caetan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aboaoda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sdojorda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AUBA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CARE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sedoscampo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tibai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orocab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NDIAI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t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afriburgo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mans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MACAODOSBUZI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oltaredo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ruam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bor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sdosgoytacaz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AODEMERIT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AIGUAC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SAQUARE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il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G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dejaneiro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iteroi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GONCA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OFRIO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arraialdocab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esqui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dasostr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CAE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NGRADOSRE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TR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eres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UQUEDECAX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LFORDROX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iaci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lat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CHOEIRODEITAPEMIR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tori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LAVELH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U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overnadorvaladar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IVIN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er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er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ipat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beiraodasnev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luz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ontesclar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biri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lohorizontemg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ntage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t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IZDEFO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COSDECALD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SETELAGO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lvador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lheu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eiradesant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acar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azei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urodefreit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toriadaconqu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equi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bu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ssasenhoradosocor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cajus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PIRA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macei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trol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UAR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oli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ul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ecifep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odeSantoAgostinh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aragi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BOATAODOSGUARARAP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ede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7:41:57.726385768</meta:creation-date>
    <dc:date>2018-05-06T20:16:54.609656178</dc:date>
    <meta:editing-duration>PT9H46M47S</meta:editing-duration>
    <meta:editing-cycles>2</meta:editing-cycles>
    <meta:generator>LibreOffice/5.4.6.2$Linux_X86_64 LibreOffice_project/40m0$Build-2</meta:generator>
    <meta:document-statistic meta:table-count="1" meta:cell-count="681" meta:object-count="0"/>
  </office:meta>
</office:document-meta>
</file>